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YRx</text:p>
          </table:table-cell>
        </table:table-row>
        <table:table-row table:style-name="ro1">
          <table:table-cell office:value-type="float" office:value="219.943" calcext:value-type="float">
            <text:p>219.94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19.948" calcext:value-type="float">
            <text:p>219.948</text:p>
          </table:table-cell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219.953" calcext:value-type="float">
            <text:p>219.953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19.957" calcext:value-type="float">
            <text:p>219.957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19.962" calcext:value-type="float">
            <text:p>219.962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19.966" calcext:value-type="float">
            <text:p>219.96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office:value-type="float" office:value="219.971" calcext:value-type="float">
            <text:p>219.971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office:value-type="float" office:value="219.975" calcext:value-type="float">
            <text:p>219.975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19.98" calcext:value-type="float">
            <text:p>219.98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19.985" calcext:value-type="float">
            <text:p>219.985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19.989" calcext:value-type="float">
            <text:p>219.989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19.994" calcext:value-type="float">
            <text:p>219.994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19.998" calcext:value-type="float">
            <text:p>219.998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003" calcext:value-type="float">
            <text:p>220.003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008" calcext:value-type="float">
            <text:p>220.008</text:p>
          </table:table-cell>
          <table:table-cell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220.012" calcext:value-type="float">
            <text:p>220.012</text:p>
          </table:table-cell>
          <table:table-cell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220.017" calcext:value-type="float">
            <text:p>220.017</text:p>
          </table:table-cell>
          <table:table-cell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220.021" calcext:value-type="float">
            <text:p>220.021</text:p>
          </table:table-cell>
          <table:table-cell office:value-type="float" office:value="-1.024" calcext:value-type="float">
            <text:p>-1.024</text:p>
          </table:table-cell>
        </table:table-row>
        <table:table-row table:style-name="ro1">
          <table:table-cell office:value-type="float" office:value="220.026" calcext:value-type="float">
            <text:p>220.026</text:p>
          </table:table-cell>
          <table:table-cell office:value-type="float" office:value="-1.024" calcext:value-type="float">
            <text:p>-1.024</text:p>
          </table:table-cell>
        </table:table-row>
        <table:table-row table:style-name="ro1">
          <table:table-cell office:value-type="float" office:value="220.03" calcext:value-type="float">
            <text:p>220.03</text:p>
          </table:table-cell>
          <table:table-cell office:value-type="float" office:value="-0.876" calcext:value-type="float">
            <text:p>-0.876</text:p>
          </table:table-cell>
        </table:table-row>
        <table:table-row table:style-name="ro1">
          <table:table-cell office:value-type="float" office:value="220.035" calcext:value-type="float">
            <text:p>220.035</text:p>
          </table:table-cell>
          <table:table-cell office:value-type="float" office:value="-0.876" calcext:value-type="float">
            <text:p>-0.876</text:p>
          </table:table-cell>
        </table:table-row>
        <table:table-row table:style-name="ro1">
          <table:table-cell office:value-type="float" office:value="220.04" calcext:value-type="float">
            <text:p>220.04</text:p>
          </table:table-cell>
          <table:table-cell office:value-type="float" office:value="-0.876" calcext:value-type="float">
            <text:p>-0.876</text:p>
          </table:table-cell>
        </table:table-row>
        <table:table-row table:style-name="ro1">
          <table:table-cell office:value-type="float" office:value="220.044" calcext:value-type="float">
            <text:p>220.044</text:p>
          </table:table-cell>
          <table:table-cell office:value-type="float" office:value="-1.182" calcext:value-type="float">
            <text:p>-1.182</text:p>
          </table:table-cell>
        </table:table-row>
        <table:table-row table:style-name="ro1">
          <table:table-cell office:value-type="float" office:value="220.049" calcext:value-type="float">
            <text:p>220.049</text:p>
          </table:table-cell>
          <table:table-cell office:value-type="float" office:value="-1.182" calcext:value-type="float">
            <text:p>-1.182</text:p>
          </table:table-cell>
        </table:table-row>
        <table:table-row table:style-name="ro1">
          <table:table-cell office:value-type="float" office:value="220.054" calcext:value-type="float">
            <text:p>220.054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220.058" calcext:value-type="float">
            <text:p>220.058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220.063" calcext:value-type="float">
            <text:p>220.063</text:p>
          </table:table-cell>
          <table:table-cell office:value-type="float" office:value="-1.602" calcext:value-type="float">
            <text:p>-1.602</text:p>
          </table:table-cell>
        </table:table-row>
        <table:table-row table:style-name="ro1">
          <table:table-cell office:value-type="float" office:value="220.067" calcext:value-type="float">
            <text:p>220.067</text:p>
          </table:table-cell>
          <table:table-cell office:value-type="float" office:value="-1.602" calcext:value-type="float">
            <text:p>-1.602</text:p>
          </table:table-cell>
        </table:table-row>
        <table:table-row table:style-name="ro1">
          <table:table-cell office:value-type="float" office:value="220.072" calcext:value-type="float">
            <text:p>220.072</text:p>
          </table:table-cell>
          <table:table-cell office:value-type="float" office:value="-1.602" calcext:value-type="float">
            <text:p>-1.602</text:p>
          </table:table-cell>
        </table:table-row>
        <table:table-row table:style-name="ro1">
          <table:table-cell office:value-type="float" office:value="220.076" calcext:value-type="float">
            <text:p>220.076</text:p>
          </table:table-cell>
          <table:table-cell office:value-type="float" office:value="-1.077" calcext:value-type="float">
            <text:p>-1.077</text:p>
          </table:table-cell>
        </table:table-row>
        <table:table-row table:style-name="ro1">
          <table:table-cell office:value-type="float" office:value="220.081" calcext:value-type="float">
            <text:p>220.081</text:p>
          </table:table-cell>
          <table:table-cell office:value-type="float" office:value="-1.077" calcext:value-type="float">
            <text:p>-1.077</text:p>
          </table:table-cell>
        </table:table-row>
        <table:table-row table:style-name="ro1">
          <table:table-cell office:value-type="float" office:value="220.086" calcext:value-type="float">
            <text:p>220.086</text:p>
          </table:table-cell>
          <table:table-cell office:value-type="float" office:value="-0.849" calcext:value-type="float">
            <text:p>-0.849</text:p>
          </table:table-cell>
        </table:table-row>
        <table:table-row table:style-name="ro1">
          <table:table-cell office:value-type="float" office:value="220.09" calcext:value-type="float">
            <text:p>220.09</text:p>
          </table:table-cell>
          <table:table-cell office:value-type="float" office:value="-0.849" calcext:value-type="float">
            <text:p>-0.849</text:p>
          </table:table-cell>
        </table:table-row>
        <table:table-row table:style-name="ro1">
          <table:table-cell office:value-type="float" office:value="220.095" calcext:value-type="float">
            <text:p>220.095</text:p>
          </table:table-cell>
          <table:table-cell office:value-type="float" office:value="-0.911" calcext:value-type="float">
            <text:p>-0.911</text:p>
          </table:table-cell>
        </table:table-row>
        <table:table-row table:style-name="ro1">
          <table:table-cell office:value-type="float" office:value="220.099" calcext:value-type="float">
            <text:p>220.099</text:p>
          </table:table-cell>
          <table:table-cell office:value-type="float" office:value="-0.911" calcext:value-type="float">
            <text:p>-0.911</text:p>
          </table:table-cell>
        </table:table-row>
        <table:table-row table:style-name="ro1">
          <table:table-cell office:value-type="float" office:value="220.104" calcext:value-type="float">
            <text:p>220.104</text:p>
          </table:table-cell>
          <table:table-cell office:value-type="float" office:value="-0.911" calcext:value-type="float">
            <text:p>-0.911</text:p>
          </table:table-cell>
        </table:table-row>
        <table:table-row table:style-name="ro1">
          <table:table-cell office:value-type="float" office:value="220.108" calcext:value-type="float">
            <text:p>220.108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113" calcext:value-type="float">
            <text:p>220.113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117" calcext:value-type="float">
            <text:p>220.117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122" calcext:value-type="float">
            <text:p>220.122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127" calcext:value-type="float">
            <text:p>220.127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131" calcext:value-type="float">
            <text:p>220.131</text:p>
          </table:table-cell>
          <table:table-cell office:value-type="float" office:value="-0.981" calcext:value-type="float">
            <text:p>-0.981</text:p>
          </table:table-cell>
        </table:table-row>
        <table:table-row table:style-name="ro1">
          <table:table-cell office:value-type="float" office:value="220.136" calcext:value-type="float">
            <text:p>220.136</text:p>
          </table:table-cell>
          <table:table-cell office:value-type="float" office:value="-0.981" calcext:value-type="float">
            <text:p>-0.981</text:p>
          </table:table-cell>
        </table:table-row>
        <table:table-row table:style-name="ro1">
          <table:table-cell office:value-type="float" office:value="220.14" calcext:value-type="float">
            <text:p>220.14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146" calcext:value-type="float">
            <text:p>220.146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15" calcext:value-type="float">
            <text:p>220.15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155" calcext:value-type="float">
            <text:p>220.155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159" calcext:value-type="float">
            <text:p>220.159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164" calcext:value-type="float">
            <text:p>220.164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168" calcext:value-type="float">
            <text:p>220.168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173" calcext:value-type="float">
            <text:p>220.173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220.178" calcext:value-type="float">
            <text:p>220.178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220.182" calcext:value-type="float">
            <text:p>220.182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220.187" calcext:value-type="float">
            <text:p>220.187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220.192" calcext:value-type="float">
            <text:p>220.192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220.197" calcext:value-type="float">
            <text:p>220.197</text:p>
          </table:table-cell>
          <table:table-cell office:value-type="float" office:value="-1.042" calcext:value-type="float">
            <text:p>-1.042</text:p>
          </table:table-cell>
        </table:table-row>
        <table:table-row table:style-name="ro1">
          <table:table-cell office:value-type="float" office:value="220.201" calcext:value-type="float">
            <text:p>220.201</text:p>
          </table:table-cell>
          <table:table-cell office:value-type="float" office:value="-1.042" calcext:value-type="float">
            <text:p>-1.042</text:p>
          </table:table-cell>
        </table:table-row>
        <table:table-row table:style-name="ro1">
          <table:table-cell office:value-type="float" office:value="220.206" calcext:value-type="float">
            <text:p>220.206</text:p>
          </table:table-cell>
          <table:table-cell office:value-type="float" office:value="-0.762" calcext:value-type="float">
            <text:p>-0.762</text:p>
          </table:table-cell>
        </table:table-row>
        <table:table-row table:style-name="ro1">
          <table:table-cell office:value-type="float" office:value="220.21" calcext:value-type="float">
            <text:p>220.21</text:p>
          </table:table-cell>
          <table:table-cell office:value-type="float" office:value="-0.762" calcext:value-type="float">
            <text:p>-0.762</text:p>
          </table:table-cell>
        </table:table-row>
        <table:table-row table:style-name="ro1">
          <table:table-cell office:value-type="float" office:value="220.215" calcext:value-type="float">
            <text:p>220.215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20.219" calcext:value-type="float">
            <text:p>220.219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20.224" calcext:value-type="float">
            <text:p>220.224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20.229" calcext:value-type="float">
            <text:p>220.229</text:p>
          </table:table-cell>
          <table:table-cell office:value-type="float" office:value="-0.937" calcext:value-type="float">
            <text:p>-0.937</text:p>
          </table:table-cell>
        </table:table-row>
        <table:table-row table:style-name="ro1">
          <table:table-cell office:value-type="float" office:value="220.233" calcext:value-type="float">
            <text:p>220.233</text:p>
          </table:table-cell>
          <table:table-cell office:value-type="float" office:value="-0.937" calcext:value-type="float">
            <text:p>-0.937</text:p>
          </table:table-cell>
        </table:table-row>
        <table:table-row table:style-name="ro1">
          <table:table-cell office:value-type="float" office:value="220.238" calcext:value-type="float">
            <text:p>220.238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242" calcext:value-type="float">
            <text:p>220.242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246" calcext:value-type="float">
            <text:p>220.246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251" calcext:value-type="float">
            <text:p>220.251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220.255" calcext:value-type="float">
            <text:p>220.255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220.26" calcext:value-type="float">
            <text:p>220.26</text:p>
          </table:table-cell>
          <table:table-cell office:value-type="float" office:value="-0.631" calcext:value-type="float">
            <text:p>-0.631</text:p>
          </table:table-cell>
        </table:table-row>
        <table:table-row table:style-name="ro1">
          <table:table-cell office:value-type="float" office:value="220.264" calcext:value-type="float">
            <text:p>220.264</text:p>
          </table:table-cell>
          <table:table-cell office:value-type="float" office:value="-0.631" calcext:value-type="float">
            <text:p>-0.631</text:p>
          </table:table-cell>
        </table:table-row>
        <table:table-row table:style-name="ro1">
          <table:table-cell office:value-type="float" office:value="220.269" calcext:value-type="float">
            <text:p>220.269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274" calcext:value-type="float">
            <text:p>220.274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278" calcext:value-type="float">
            <text:p>220.278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283" calcext:value-type="float">
            <text:p>220.283</text:p>
          </table:table-cell>
          <table:table-cell office:value-type="float" office:value="-0.674" calcext:value-type="float">
            <text:p>-0.674</text:p>
          </table:table-cell>
        </table:table-row>
        <table:table-row table:style-name="ro1">
          <table:table-cell office:value-type="float" office:value="220.288" calcext:value-type="float">
            <text:p>220.288</text:p>
          </table:table-cell>
          <table:table-cell office:value-type="float" office:value="-0.674" calcext:value-type="float">
            <text:p>-0.674</text:p>
          </table:table-cell>
        </table:table-row>
        <table:table-row table:style-name="ro1">
          <table:table-cell office:value-type="float" office:value="220.292" calcext:value-type="float">
            <text:p>220.292</text:p>
          </table:table-cell>
          <table:table-cell office:value-type="float" office:value="-0.517" calcext:value-type="float">
            <text:p>-0.517</text:p>
          </table:table-cell>
        </table:table-row>
        <table:table-row table:style-name="ro1">
          <table:table-cell office:value-type="float" office:value="220.297" calcext:value-type="float">
            <text:p>220.297</text:p>
          </table:table-cell>
          <table:table-cell office:value-type="float" office:value="-0.517" calcext:value-type="float">
            <text:p>-0.517</text:p>
          </table:table-cell>
        </table:table-row>
        <table:table-row table:style-name="ro1">
          <table:table-cell office:value-type="float" office:value="220.302" calcext:value-type="float">
            <text:p>220.302</text:p>
          </table:table-cell>
          <table:table-cell office:value-type="float" office:value="-0.517" calcext:value-type="float">
            <text:p>-0.517</text:p>
          </table:table-cell>
        </table:table-row>
        <table:table-row table:style-name="ro1">
          <table:table-cell office:value-type="float" office:value="220.306" calcext:value-type="float">
            <text:p>220.306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0.31" calcext:value-type="float">
            <text:p>220.31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0.315" calcext:value-type="float">
            <text:p>220.315</text:p>
          </table:table-cell>
          <table:table-cell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220.32" calcext:value-type="float">
            <text:p>220.32</text:p>
          </table:table-cell>
          <table:table-cell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220.324" calcext:value-type="float">
            <text:p>220.324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220.329" calcext:value-type="float">
            <text:p>220.329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220.334" calcext:value-type="float">
            <text:p>220.334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220.338" calcext:value-type="float">
            <text:p>220.338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343" calcext:value-type="float">
            <text:p>220.343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347" calcext:value-type="float">
            <text:p>220.347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352" calcext:value-type="float">
            <text:p>220.352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356" calcext:value-type="float">
            <text:p>220.356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361" calcext:value-type="float">
            <text:p>220.361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366" calcext:value-type="float">
            <text:p>220.366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37" calcext:value-type="float">
            <text:p>220.37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20.375" calcext:value-type="float">
            <text:p>220.375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20.38" calcext:value-type="float">
            <text:p>220.38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384" calcext:value-type="float">
            <text:p>220.384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388" calcext:value-type="float">
            <text:p>220.388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393" calcext:value-type="float">
            <text:p>220.393</text:p>
          </table:table-cell>
          <table:table-cell office:value-type="float" office:value="-0.727" calcext:value-type="float">
            <text:p>-0.727</text:p>
          </table:table-cell>
        </table:table-row>
        <table:table-row table:style-name="ro1">
          <table:table-cell office:value-type="float" office:value="220.398" calcext:value-type="float">
            <text:p>220.398</text:p>
          </table:table-cell>
          <table:table-cell office:value-type="float" office:value="-0.727" calcext:value-type="float">
            <text:p>-0.727</text:p>
          </table:table-cell>
        </table:table-row>
        <table:table-row table:style-name="ro1">
          <table:table-cell office:value-type="float" office:value="220.402" calcext:value-type="float">
            <text:p>220.402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220.407" calcext:value-type="float">
            <text:p>220.407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220.411" calcext:value-type="float">
            <text:p>220.411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0.416" calcext:value-type="float">
            <text:p>220.416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0.421" calcext:value-type="float">
            <text:p>220.421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0.425" calcext:value-type="float">
            <text:p>220.425</text:p>
          </table:table-cell>
          <table:table-cell office:value-type="float" office:value="-0.456" calcext:value-type="float">
            <text:p>-0.456</text:p>
          </table:table-cell>
        </table:table-row>
        <table:table-row table:style-name="ro1">
          <table:table-cell office:value-type="float" office:value="220.43" calcext:value-type="float">
            <text:p>220.43</text:p>
          </table:table-cell>
          <table:table-cell office:value-type="float" office:value="-0.456" calcext:value-type="float">
            <text:p>-0.456</text:p>
          </table:table-cell>
        </table:table-row>
        <table:table-row table:style-name="ro1">
          <table:table-cell office:value-type="float" office:value="220.434" calcext:value-type="float">
            <text:p>220.434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220.439" calcext:value-type="float">
            <text:p>220.439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220.444" calcext:value-type="float">
            <text:p>220.444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220.448" calcext:value-type="float">
            <text:p>220.448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453" calcext:value-type="float">
            <text:p>220.453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457" calcext:value-type="float">
            <text:p>220.457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462" calcext:value-type="float">
            <text:p>220.462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467" calcext:value-type="float">
            <text:p>220.467</text:p>
          </table:table-cell>
          <table:table-cell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220.471" calcext:value-type="float">
            <text:p>220.471</text:p>
          </table:table-cell>
          <table:table-cell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220.476" calcext:value-type="float">
            <text:p>220.476</text:p>
          </table:table-cell>
          <table:table-cell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220.48" calcext:value-type="float">
            <text:p>220.48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485" calcext:value-type="float">
            <text:p>220.485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49" calcext:value-type="float">
            <text:p>220.49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494" calcext:value-type="float">
            <text:p>220.494</text:p>
          </table:table-cell>
          <table:table-cell office:value-type="float" office:value="-0.666" calcext:value-type="float">
            <text:p>-0.666</text:p>
          </table:table-cell>
        </table:table-row>
        <table:table-row table:style-name="ro1">
          <table:table-cell office:value-type="float" office:value="220.499" calcext:value-type="float">
            <text:p>220.499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0.503" calcext:value-type="float">
            <text:p>220.503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0.508" calcext:value-type="float">
            <text:p>220.508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0.513" calcext:value-type="float">
            <text:p>220.513</text:p>
          </table:table-cell>
          <table:table-cell office:value-type="float" office:value="-0.499" calcext:value-type="float">
            <text:p>-0.499</text:p>
          </table:table-cell>
        </table:table-row>
        <table:table-row table:style-name="ro1">
          <table:table-cell office:value-type="float" office:value="220.517" calcext:value-type="float">
            <text:p>220.517</text:p>
          </table:table-cell>
          <table:table-cell office:value-type="float" office:value="-0.499" calcext:value-type="float">
            <text:p>-0.499</text:p>
          </table:table-cell>
        </table:table-row>
        <table:table-row table:style-name="ro1">
          <table:table-cell office:value-type="float" office:value="220.522" calcext:value-type="float">
            <text:p>220.522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220.526" calcext:value-type="float">
            <text:p>220.526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220.531" calcext:value-type="float">
            <text:p>220.531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220.535" calcext:value-type="float">
            <text:p>220.535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220.54" calcext:value-type="float">
            <text:p>220.54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220.545" calcext:value-type="float">
            <text:p>220.545</text:p>
          </table:table-cell>
          <table:table-cell office:value-type="float" office:value="-0.814" calcext:value-type="float">
            <text:p>-0.814</text:p>
          </table:table-cell>
        </table:table-row>
        <table:table-row table:style-name="ro1">
          <table:table-cell office:value-type="float" office:value="220.549" calcext:value-type="float">
            <text:p>220.549</text:p>
          </table:table-cell>
          <table:table-cell office:value-type="float" office:value="-0.814" calcext:value-type="float">
            <text:p>-0.814</text:p>
          </table:table-cell>
        </table:table-row>
        <table:table-row table:style-name="ro1">
          <table:table-cell office:value-type="float" office:value="220.554" calcext:value-type="float">
            <text:p>220.554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559" calcext:value-type="float">
            <text:p>220.559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563" calcext:value-type="float">
            <text:p>220.563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568" calcext:value-type="float">
            <text:p>220.568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572" calcext:value-type="float">
            <text:p>220.572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577" calcext:value-type="float">
            <text:p>220.577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581" calcext:value-type="float">
            <text:p>220.581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20.586" calcext:value-type="float">
            <text:p>220.58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220.591" calcext:value-type="float">
            <text:p>220.591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220.595" calcext:value-type="float">
            <text:p>220.595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604" calcext:value-type="float">
            <text:p>220.604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0.609" calcext:value-type="float">
            <text:p>220.609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220.614" calcext:value-type="float">
            <text:p>220.614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220.618" calcext:value-type="float">
            <text:p>220.618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220.623" calcext:value-type="float">
            <text:p>220.623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0.627" calcext:value-type="float">
            <text:p>220.627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0.632" calcext:value-type="float">
            <text:p>220.632</text:p>
          </table:table-cell>
          <table:table-cell office:value-type="float" office:value="-0.701" calcext:value-type="float">
            <text:p>-0.701</text:p>
          </table:table-cell>
        </table:table-row>
        <table:table-row table:style-name="ro1">
          <table:table-cell office:value-type="float" office:value="220.636" calcext:value-type="float">
            <text:p>220.636</text:p>
          </table:table-cell>
          <table:table-cell office:value-type="float" office:value="-0.701" calcext:value-type="float">
            <text:p>-0.701</text:p>
          </table:table-cell>
        </table:table-row>
        <table:table-row table:style-name="ro1">
          <table:table-cell office:value-type="float" office:value="220.641" calcext:value-type="float">
            <text:p>220.641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646" calcext:value-type="float">
            <text:p>220.646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65" calcext:value-type="float">
            <text:p>220.65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655" calcext:value-type="float">
            <text:p>220.655</text:p>
          </table:table-cell>
          <table:table-cell office:value-type="float" office:value="-0.709" calcext:value-type="float">
            <text:p>-0.709</text:p>
          </table:table-cell>
        </table:table-row>
        <table:table-row table:style-name="ro1">
          <table:table-cell office:value-type="float" office:value="220.66" calcext:value-type="float">
            <text:p>220.66</text:p>
          </table:table-cell>
          <table:table-cell office:value-type="float" office:value="-0.709" calcext:value-type="float">
            <text:p>-0.709</text:p>
          </table:table-cell>
        </table:table-row>
        <table:table-row table:style-name="ro1">
          <table:table-cell office:value-type="float" office:value="220.664" calcext:value-type="float">
            <text:p>220.664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668" calcext:value-type="float">
            <text:p>220.668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673" calcext:value-type="float">
            <text:p>220.673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678" calcext:value-type="float">
            <text:p>220.678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682" calcext:value-type="float">
            <text:p>220.682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687" calcext:value-type="float">
            <text:p>220.687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692" calcext:value-type="float">
            <text:p>220.692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696" calcext:value-type="float">
            <text:p>220.696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220.701" calcext:value-type="float">
            <text:p>220.701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220.705" calcext:value-type="float">
            <text:p>220.705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220.71" calcext:value-type="float">
            <text:p>220.71</text:p>
          </table:table-cell>
          <table:table-cell office:value-type="float" office:value="-0.736" calcext:value-type="float">
            <text:p>-0.736</text:p>
          </table:table-cell>
        </table:table-row>
        <table:table-row table:style-name="ro1">
          <table:table-cell office:value-type="float" office:value="220.714" calcext:value-type="float">
            <text:p>220.714</text:p>
          </table:table-cell>
          <table:table-cell office:value-type="float" office:value="-0.736" calcext:value-type="float">
            <text:p>-0.736</text:p>
          </table:table-cell>
        </table:table-row>
        <table:table-row table:style-name="ro1">
          <table:table-cell office:value-type="float" office:value="220.719" calcext:value-type="float">
            <text:p>220.719</text:p>
          </table:table-cell>
          <table:table-cell office:value-type="float" office:value="-0.499" calcext:value-type="float">
            <text:p>-0.499</text:p>
          </table:table-cell>
        </table:table-row>
        <table:table-row table:style-name="ro1">
          <table:table-cell office:value-type="float" office:value="220.724" calcext:value-type="float">
            <text:p>220.724</text:p>
          </table:table-cell>
          <table:table-cell office:value-type="float" office:value="-0.499" calcext:value-type="float">
            <text:p>-0.499</text:p>
          </table:table-cell>
        </table:table-row>
        <table:table-row table:style-name="ro1">
          <table:table-cell office:value-type="float" office:value="220.728" calcext:value-type="float">
            <text:p>220.728</text:p>
          </table:table-cell>
          <table:table-cell office:value-type="float" office:value="-0.657" calcext:value-type="float">
            <text:p>-0.657</text:p>
          </table:table-cell>
        </table:table-row>
        <table:table-row table:style-name="ro1">
          <table:table-cell office:value-type="float" office:value="220.733" calcext:value-type="float">
            <text:p>220.733</text:p>
          </table:table-cell>
          <table:table-cell office:value-type="float" office:value="-0.657" calcext:value-type="float">
            <text:p>-0.657</text:p>
          </table:table-cell>
        </table:table-row>
        <table:table-row table:style-name="ro1">
          <table:table-cell office:value-type="float" office:value="220.738" calcext:value-type="float">
            <text:p>220.738</text:p>
          </table:table-cell>
          <table:table-cell office:value-type="float" office:value="-0.657" calcext:value-type="float">
            <text:p>-0.657</text:p>
          </table:table-cell>
        </table:table-row>
        <table:table-row table:style-name="ro1">
          <table:table-cell office:value-type="float" office:value="220.742" calcext:value-type="float">
            <text:p>220.742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220.747" calcext:value-type="float">
            <text:p>220.747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220.751" calcext:value-type="float">
            <text:p>220.751</text:p>
          </table:table-cell>
          <table:table-cell office:value-type="float" office:value="-1.094" calcext:value-type="float">
            <text:p>-1.094</text:p>
          </table:table-cell>
        </table:table-row>
        <table:table-row table:style-name="ro1">
          <table:table-cell office:value-type="float" office:value="220.756" calcext:value-type="float">
            <text:p>220.756</text:p>
          </table:table-cell>
          <table:table-cell office:value-type="float" office:value="-1.094" calcext:value-type="float">
            <text:p>-1.094</text:p>
          </table:table-cell>
        </table:table-row>
        <table:table-row table:style-name="ro1">
          <table:table-cell office:value-type="float" office:value="220.76" calcext:value-type="float">
            <text:p>220.76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220.765" calcext:value-type="float">
            <text:p>220.765</text:p>
          </table:table-cell>
          <table:table-cell office:value-type="float" office:value="-0.867" calcext:value-type="float">
            <text:p>-0.867</text:p>
          </table:table-cell>
        </table:table-row>
        <table:table-row table:style-name="ro1">
          <table:table-cell office:value-type="float" office:value="220.77" calcext:value-type="float">
            <text:p>220.77</text:p>
          </table:table-cell>
          <table:table-cell office:value-type="float" office:value="-0.867" calcext:value-type="float">
            <text:p>-0.867</text:p>
          </table:table-cell>
        </table:table-row>
        <table:table-row table:style-name="ro1">
          <table:table-cell office:value-type="float" office:value="220.774" calcext:value-type="float">
            <text:p>220.774</text:p>
          </table:table-cell>
          <table:table-cell office:value-type="float" office:value="-1.077" calcext:value-type="float">
            <text:p>-1.077</text:p>
          </table:table-cell>
        </table:table-row>
        <table:table-row table:style-name="ro1">
          <table:table-cell office:value-type="float" office:value="220.779" calcext:value-type="float">
            <text:p>220.779</text:p>
          </table:table-cell>
          <table:table-cell office:value-type="float" office:value="-1.077" calcext:value-type="float">
            <text:p>-1.077</text:p>
          </table:table-cell>
        </table:table-row>
        <table:table-row table:style-name="ro1">
          <table:table-cell office:value-type="float" office:value="220.783" calcext:value-type="float">
            <text:p>220.783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788" calcext:value-type="float">
            <text:p>220.788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793" calcext:value-type="float">
            <text:p>220.793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797" calcext:value-type="float">
            <text:p>220.797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802" calcext:value-type="float">
            <text:p>220.802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806" calcext:value-type="float">
            <text:p>220.806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220.811" calcext:value-type="float">
            <text:p>220.811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220.815" calcext:value-type="float">
            <text:p>220.815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82" calcext:value-type="float">
            <text:p>220.82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825" calcext:value-type="float">
            <text:p>220.825</text:p>
          </table:table-cell>
          <table:table-cell office:value-type="float" office:value="-0.797" calcext:value-type="float">
            <text:p>-0.797</text:p>
          </table:table-cell>
        </table:table-row>
        <table:table-row table:style-name="ro1">
          <table:table-cell office:value-type="float" office:value="220.829" calcext:value-type="float">
            <text:p>220.829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834" calcext:value-type="float">
            <text:p>220.834</text:p>
          </table:table-cell>
          <table:table-cell office:value-type="float" office:value="-0.578" calcext:value-type="float">
            <text:p>-0.578</text:p>
          </table:table-cell>
        </table:table-row>
        <table:table-row table:style-name="ro1">
          <table:table-cell office:value-type="float" office:value="220.838" calcext:value-type="float">
            <text:p>220.838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0.843" calcext:value-type="float">
            <text:p>220.843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0.847" calcext:value-type="float">
            <text:p>220.847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0.852" calcext:value-type="float">
            <text:p>220.852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857" calcext:value-type="float">
            <text:p>220.857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float" office:value="220.861" calcext:value-type="float">
            <text:p>220.861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20.866" calcext:value-type="float">
            <text:p>220.866</text:p>
          </table:table-cell>
          <table:table-cell office:value-type="float" office:value="-1.033" calcext:value-type="float">
            <text:p>-1.033</text:p>
          </table:table-cell>
        </table:table-row>
        <table:table-row table:style-name="ro1">
          <table:table-cell office:value-type="float" office:value="220.871" calcext:value-type="float">
            <text:p>220.871</text:p>
          </table:table-cell>
          <table:table-cell office:value-type="float" office:value="-0.429" calcext:value-type="float">
            <text:p>-0.429</text:p>
          </table:table-cell>
        </table:table-row>
        <table:table-row table:style-name="ro1">
          <table:table-cell office:value-type="float" office:value="220.875" calcext:value-type="float">
            <text:p>220.875</text:p>
          </table:table-cell>
          <table:table-cell office:value-type="float" office:value="-0.429" calcext:value-type="float">
            <text:p>-0.429</text:p>
          </table:table-cell>
        </table:table-row>
        <table:table-row table:style-name="ro1">
          <table:table-cell office:value-type="float" office:value="220.88" calcext:value-type="float">
            <text:p>220.88</text:p>
          </table:table-cell>
          <table:table-cell office:value-type="float" office:value="-0.429" calcext:value-type="float">
            <text:p>-0.429</text:p>
          </table:table-cell>
        </table:table-row>
        <table:table-row table:style-name="ro1">
          <table:table-cell office:value-type="float" office:value="220.885" calcext:value-type="float">
            <text:p>220.885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220.889" calcext:value-type="float">
            <text:p>220.889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220.894" calcext:value-type="float">
            <text:p>220.894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0.899" calcext:value-type="float">
            <text:p>220.899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0.903" calcext:value-type="float">
            <text:p>220.903</text:p>
          </table:table-cell>
          <table:table-cell office:value-type="float" office:value="-0.771" calcext:value-type="float">
            <text:p>-0.771</text:p>
          </table:table-cell>
        </table:table-row>
        <table:table-row table:style-name="ro1">
          <table:table-cell office:value-type="float" office:value="220.908" calcext:value-type="float">
            <text:p>220.908</text:p>
          </table:table-cell>
          <table:table-cell office:value-type="float" office:value="-0.771" calcext:value-type="float">
            <text:p>-0.771</text:p>
          </table:table-cell>
        </table:table-row>
        <table:table-row table:style-name="ro1">
          <table:table-cell office:value-type="float" office:value="220.912" calcext:value-type="float">
            <text:p>220.912</text:p>
          </table:table-cell>
          <table:table-cell office:value-type="float" office:value="-0.771" calcext:value-type="float">
            <text:p>-0.771</text:p>
          </table:table-cell>
        </table:table-row>
        <table:table-row table:style-name="ro1">
          <table:table-cell office:value-type="float" office:value="220.917" calcext:value-type="float">
            <text:p>220.917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922" calcext:value-type="float">
            <text:p>220.922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0.927" calcext:value-type="float">
            <text:p>220.927</text:p>
          </table:table-cell>
          <table:table-cell office:value-type="float" office:value="-0.456" calcext:value-type="float">
            <text:p>-0.456</text:p>
          </table:table-cell>
        </table:table-row>
        <table:table-row table:style-name="ro1">
          <table:table-cell office:value-type="float" office:value="220.931" calcext:value-type="float">
            <text:p>220.931</text:p>
          </table:table-cell>
          <table:table-cell office:value-type="float" office:value="-0.456" calcext:value-type="float">
            <text:p>-0.456</text:p>
          </table:table-cell>
        </table:table-row>
        <table:table-row table:style-name="ro1">
          <table:table-cell office:value-type="float" office:value="220.936" calcext:value-type="float">
            <text:p>220.936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94" calcext:value-type="float">
            <text:p>220.94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945" calcext:value-type="float">
            <text:p>220.945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220.95" calcext:value-type="float">
            <text:p>220.95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955" calcext:value-type="float">
            <text:p>220.955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220.959" calcext:value-type="float">
            <text:p>220.959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0.964" calcext:value-type="float">
            <text:p>220.964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0.969" calcext:value-type="float">
            <text:p>220.969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220.973" calcext:value-type="float">
            <text:p>220.973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220.978" calcext:value-type="float">
            <text:p>220.978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220.983" calcext:value-type="float">
            <text:p>220.983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220.987" calcext:value-type="float">
            <text:p>220.987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220.992" calcext:value-type="float">
            <text:p>220.992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220.996" calcext:value-type="float">
            <text:p>220.996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221.001" calcext:value-type="float">
            <text:p>221.001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float" office:value="221.006" calcext:value-type="float">
            <text:p>221.006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float" office:value="221.01" calcext:value-type="float">
            <text:p>221.01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float" office:value="221.015" calcext:value-type="float">
            <text:p>221.01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221.02" calcext:value-type="float">
            <text:p>221.02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221.024" calcext:value-type="float">
            <text:p>221.024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21.029" calcext:value-type="float">
            <text:p>221.02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21.034" calcext:value-type="float">
            <text:p>221.034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221.038" calcext:value-type="float">
            <text:p>221.03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221.043" calcext:value-type="float">
            <text:p>221.04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221.047" calcext:value-type="float">
            <text:p>221.047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221.052" calcext:value-type="float">
            <text:p>221.052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221.057" calcext:value-type="float">
            <text:p>221.05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221.061" calcext:value-type="float">
            <text:p>221.061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221.066" calcext:value-type="float">
            <text:p>221.066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221.071" calcext:value-type="float">
            <text:p>221.071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221.075" calcext:value-type="float">
            <text:p>221.075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221.08" calcext:value-type="float">
            <text:p>221.08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221.085" calcext:value-type="float">
            <text:p>221.085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221.089" calcext:value-type="float">
            <text:p>221.089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221.094" calcext:value-type="float">
            <text:p>221.094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221.098" calcext:value-type="float">
            <text:p>221.098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221.103" calcext:value-type="float">
            <text:p>221.10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221.108" calcext:value-type="float">
            <text:p>221.108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221.112" calcext:value-type="float">
            <text:p>221.112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21.117" calcext:value-type="float">
            <text:p>221.117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21.122" calcext:value-type="float">
            <text:p>221.122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221.126" calcext:value-type="float">
            <text:p>221.126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221.131" calcext:value-type="float">
            <text:p>221.131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221.135" calcext:value-type="float">
            <text:p>221.135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float" office:value="221.14" calcext:value-type="float">
            <text:p>221.14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float" office:value="221.145" calcext:value-type="float">
            <text:p>221.145</text:p>
          </table:table-cell>
          <table:table-cell office:value-type="float" office:value="-0.429" calcext:value-type="float">
            <text:p>-0.429</text:p>
          </table:table-cell>
        </table:table-row>
        <table:table-row table:style-name="ro1">
          <table:table-cell office:value-type="float" office:value="221.149" calcext:value-type="float">
            <text:p>221.149</text:p>
          </table:table-cell>
          <table:table-cell office:value-type="float" office:value="-0.429" calcext:value-type="float">
            <text:p>-0.429</text:p>
          </table:table-cell>
        </table:table-row>
        <table:table-row table:style-name="ro1">
          <table:table-cell office:value-type="float" office:value="221.154" calcext:value-type="float">
            <text:p>221.154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1.159" calcext:value-type="float">
            <text:p>221.159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1.163" calcext:value-type="float">
            <text:p>221.163</text:p>
          </table:table-cell>
          <table:table-cell office:value-type="float" office:value="-0.823" calcext:value-type="float">
            <text:p>-0.823</text:p>
          </table:table-cell>
        </table:table-row>
        <table:table-row table:style-name="ro1">
          <table:table-cell office:value-type="float" office:value="221.168" calcext:value-type="float">
            <text:p>221.168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1.172" calcext:value-type="float">
            <text:p>221.172</text:p>
          </table:table-cell>
          <table:table-cell office:value-type="float" office:value="-0.744" calcext:value-type="float">
            <text:p>-0.744</text:p>
          </table:table-cell>
        </table:table-row>
        <table:table-row table:style-name="ro1">
          <table:table-cell office:value-type="float" office:value="221.177" calcext:value-type="float">
            <text:p>221.177</text:p>
          </table:table-cell>
          <table:table-cell office:value-type="float" office:value="-1.016" calcext:value-type="float">
            <text:p>-1.016</text:p>
          </table:table-cell>
        </table:table-row>
        <table:table-row table:style-name="ro1">
          <table:table-cell office:value-type="float" office:value="221.182" calcext:value-type="float">
            <text:p>221.182</text:p>
          </table:table-cell>
          <table:table-cell office:value-type="float" office:value="-1.016" calcext:value-type="float">
            <text:p>-1.016</text:p>
          </table:table-cell>
        </table:table-row>
        <table:table-row table:style-name="ro1">
          <table:table-cell office:value-type="float" office:value="221.186" calcext:value-type="float">
            <text:p>221.186</text:p>
          </table:table-cell>
          <table:table-cell office:value-type="float" office:value="-1.016" calcext:value-type="float">
            <text:p>-1.016</text:p>
          </table:table-cell>
        </table:table-row>
        <table:table-row table:style-name="ro1">
          <table:table-cell office:value-type="float" office:value="221.191" calcext:value-type="float">
            <text:p>221.191</text:p>
          </table:table-cell>
          <table:table-cell office:value-type="float" office:value="-0.508" calcext:value-type="float">
            <text:p>-0.508</text:p>
          </table:table-cell>
        </table:table-row>
        <table:table-row table:style-name="ro1">
          <table:table-cell office:value-type="float" office:value="221.196" calcext:value-type="float">
            <text:p>221.196</text:p>
          </table:table-cell>
          <table:table-cell office:value-type="float" office:value="-0.508" calcext:value-type="float">
            <text:p>-0.508</text:p>
          </table:table-cell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221.205" calcext:value-type="float">
            <text:p>221.205</text:p>
          </table:table-cell>
          <table:table-cell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221.21" calcext:value-type="float">
            <text:p>221.21</text:p>
          </table:table-cell>
          <table:table-cell office:value-type="float" office:value="-0.351" calcext:value-type="float">
            <text:p>-0.351</text:p>
          </table:table-cell>
        </table:table-row>
        <table:table-row table:style-name="ro1">
          <table:table-cell office:value-type="float" office:value="221.214" calcext:value-type="float">
            <text:p>221.214</text:p>
          </table:table-cell>
          <table:table-cell office:value-type="float" office:value="-0.351" calcext:value-type="float">
            <text:p>-0.351</text:p>
          </table:table-cell>
        </table:table-row>
        <table:table-row table:style-name="ro1">
          <table:table-cell office:value-type="float" office:value="221.219" calcext:value-type="float">
            <text:p>221.219</text:p>
          </table:table-cell>
          <table:table-cell office:value-type="float" office:value="-0.351" calcext:value-type="float">
            <text:p>-0.351</text:p>
          </table:table-cell>
        </table:table-row>
        <table:table-row table:style-name="ro1">
          <table:table-cell office:value-type="float" office:value="221.223" calcext:value-type="float">
            <text:p>221.223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21.228" calcext:value-type="float">
            <text:p>221.228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221.233" calcext:value-type="float">
            <text:p>221.233</text:p>
          </table:table-cell>
          <table:table-cell office:value-type="float" office:value="-0.289" calcext:value-type="float">
            <text:p>-0.289</text:p>
          </table:table-cell>
        </table:table-row>
        <table:table-row table:style-name="ro1">
          <table:table-cell office:value-type="float" office:value="221.237" calcext:value-type="float">
            <text:p>221.237</text:p>
          </table:table-cell>
          <table:table-cell office:value-type="float" office:value="-0.289" calcext:value-type="float">
            <text:p>-0.289</text:p>
          </table:table-cell>
        </table:table-row>
        <table:table-row table:style-name="ro1">
          <table:table-cell office:value-type="float" office:value="221.242" calcext:value-type="float">
            <text:p>221.242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1.247" calcext:value-type="float">
            <text:p>221.247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1.251" calcext:value-type="float">
            <text:p>221.251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221.256" calcext:value-type="float">
            <text:p>221.256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1.261" calcext:value-type="float">
            <text:p>221.261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1.265" calcext:value-type="float">
            <text:p>221.26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21.27" calcext:value-type="float">
            <text:p>221.27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21.274" calcext:value-type="float">
            <text:p>221.274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221.279" calcext:value-type="float">
            <text:p>221.279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221.283" calcext:value-type="float">
            <text:p>221.283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221.288" calcext:value-type="float">
            <text:p>221.288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221.293" calcext:value-type="float">
            <text:p>221.293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221.297" calcext:value-type="float">
            <text:p>221.29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221.302" calcext:value-type="float">
            <text:p>221.302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221.307" calcext:value-type="float">
            <text:p>221.307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21.311" calcext:value-type="float">
            <text:p>221.31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21.316" calcext:value-type="float">
            <text:p>221.31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21.32" calcext:value-type="float">
            <text:p>221.3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221.325" calcext:value-type="float">
            <text:p>221.32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221.33" calcext:value-type="float">
            <text:p>221.33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21.335" calcext:value-type="float">
            <text:p>221.33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21.339" calcext:value-type="float">
            <text:p>221.33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21.344" calcext:value-type="float">
            <text:p>221.344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221.349" calcext:value-type="float">
            <text:p>221.34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221.353" calcext:value-type="float">
            <text:p>221.35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21.358" calcext:value-type="float">
            <text:p>221.358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21.363" calcext:value-type="float">
            <text:p>221.363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21.367" calcext:value-type="float">
            <text:p>221.367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21.372" calcext:value-type="float">
            <text:p>221.37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21.376" calcext:value-type="float">
            <text:p>221.376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221.381" calcext:value-type="float">
            <text:p>221.381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221.386" calcext:value-type="float">
            <text:p>221.386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39" calcext:value-type="float">
            <text:p>221.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395" calcext:value-type="float">
            <text:p>221.395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float" office:value="221.404" calcext:value-type="float">
            <text:p>221.404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float" office:value="221.409" calcext:value-type="float">
            <text:p>221.409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221.414" calcext:value-type="float">
            <text:p>221.414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221.418" calcext:value-type="float">
            <text:p>221.418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221.423" calcext:value-type="float">
            <text:p>221.423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221.428" calcext:value-type="float">
            <text:p>221.428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433" calcext:value-type="float">
            <text:p>221.433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437" calcext:value-type="float">
            <text:p>221.43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442" calcext:value-type="float">
            <text:p>221.442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221.447" calcext:value-type="float">
            <text:p>221.447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221.451" calcext:value-type="float">
            <text:p>221.451</text:p>
          </table:table-cell>
          <table:table-cell office:value-type="float" office:value="-0.289" calcext:value-type="float">
            <text:p>-0.289</text:p>
          </table:table-cell>
        </table:table-row>
        <table:table-row table:style-name="ro1">
          <table:table-cell office:value-type="float" office:value="221.456" calcext:value-type="float">
            <text:p>221.456</text:p>
          </table:table-cell>
          <table:table-cell office:value-type="float" office:value="-0.289" calcext:value-type="float">
            <text:p>-0.289</text:p>
          </table:table-cell>
        </table:table-row>
        <table:table-row table:style-name="ro1">
          <table:table-cell office:value-type="float" office:value="221.46" calcext:value-type="float">
            <text:p>221.46</text:p>
          </table:table-cell>
          <table:table-cell office:value-type="float" office:value="-0.316" calcext:value-type="float">
            <text:p>-0.316</text:p>
          </table:table-cell>
        </table:table-row>
        <table:table-row table:style-name="ro1">
          <table:table-cell office:value-type="float" office:value="221.465" calcext:value-type="float">
            <text:p>221.465</text:p>
          </table:table-cell>
          <table:table-cell office:value-type="float" office:value="-0.316" calcext:value-type="float">
            <text:p>-0.316</text:p>
          </table:table-cell>
        </table:table-row>
        <table:table-row table:style-name="ro1">
          <table:table-cell office:value-type="float" office:value="221.47" calcext:value-type="float">
            <text:p>221.47</text:p>
          </table:table-cell>
          <table:table-cell office:value-type="float" office:value="-0.316" calcext:value-type="float">
            <text:p>-0.316</text:p>
          </table:table-cell>
        </table:table-row>
        <table:table-row table:style-name="ro1">
          <table:table-cell office:value-type="float" office:value="221.474" calcext:value-type="float">
            <text:p>221.474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221.479" calcext:value-type="float">
            <text:p>221.479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221.484" calcext:value-type="float">
            <text:p>221.484</text:p>
          </table:table-cell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221.488" calcext:value-type="float">
            <text:p>221.488</text:p>
          </table:table-cell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221.493" calcext:value-type="float">
            <text:p>221.493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1.498" calcext:value-type="float">
            <text:p>221.498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1.502" calcext:value-type="float">
            <text:p>221.502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1.507" calcext:value-type="float">
            <text:p>221.507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1.511" calcext:value-type="float">
            <text:p>221.511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21.516" calcext:value-type="float">
            <text:p>221.516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1.52" calcext:value-type="float">
            <text:p>221.52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1.525" calcext:value-type="float">
            <text:p>221.525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221.53" calcext:value-type="float">
            <text:p>221.53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221.535" calcext:value-type="float">
            <text:p>221.535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221.539" calcext:value-type="float">
            <text:p>221.53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1.544" calcext:value-type="float">
            <text:p>221.54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1.548" calcext:value-type="float">
            <text:p>221.548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21.553" calcext:value-type="float">
            <text:p>221.553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21.557" calcext:value-type="float">
            <text:p>221.557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21.562" calcext:value-type="float">
            <text:p>221.562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21.567" calcext:value-type="float">
            <text:p>221.56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21.571" calcext:value-type="float">
            <text:p>221.571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21.576" calcext:value-type="float">
            <text:p>221.57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21.581" calcext:value-type="float">
            <text:p>221.58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1.585" calcext:value-type="float">
            <text:p>221.58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1.59" calcext:value-type="float">
            <text:p>221.5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1.595" calcext:value-type="float">
            <text:p>221.59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221.599" calcext:value-type="float">
            <text:p>221.599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221.604" calcext:value-type="float">
            <text:p>221.604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1.608" calcext:value-type="float">
            <text:p>221.608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21.613" calcext:value-type="float">
            <text:p>221.613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221.618" calcext:value-type="float">
            <text:p>221.618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221.622" calcext:value-type="float">
            <text:p>221.622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221.627" calcext:value-type="float">
            <text:p>221.627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21.632" calcext:value-type="float">
            <text:p>221.632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21.636" calcext:value-type="float">
            <text:p>221.636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21.641" calcext:value-type="float">
            <text:p>221.641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21.646" calcext:value-type="float">
            <text:p>221.646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1.65" calcext:value-type="float">
            <text:p>221.65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1.655" calcext:value-type="float">
            <text:p>221.655</text:p>
          </table:table-cell>
          <table:table-cell office:value-type="float" office:value="-0.254" calcext:value-type="float">
            <text:p>-0.254</text:p>
          </table:table-cell>
        </table:table-row>
        <table:table-row table:style-name="ro1">
          <table:table-cell office:value-type="float" office:value="221.659" calcext:value-type="float">
            <text:p>221.659</text:p>
          </table:table-cell>
          <table:table-cell office:value-type="float" office:value="-0.351" calcext:value-type="float">
            <text:p>-0.351</text:p>
          </table:table-cell>
        </table:table-row>
        <table:table-row table:style-name="ro1">
          <table:table-cell office:value-type="float" office:value="221.664" calcext:value-type="float">
            <text:p>221.664</text:p>
          </table:table-cell>
          <table:table-cell office:value-type="float" office:value="-0.351" calcext:value-type="float">
            <text:p>-0.351</text:p>
          </table:table-cell>
        </table:table-row>
        <table:table-row table:style-name="ro1">
          <table:table-cell office:value-type="float" office:value="221.669" calcext:value-type="float">
            <text:p>221.669</text:p>
          </table:table-cell>
          <table:table-cell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221.673" calcext:value-type="float">
            <text:p>221.673</text:p>
          </table:table-cell>
          <table:table-cell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221.678" calcext:value-type="float">
            <text:p>221.678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221.683" calcext:value-type="float">
            <text:p>221.683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221.687" calcext:value-type="float">
            <text:p>221.68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221.692" calcext:value-type="float">
            <text:p>221.692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221.697" calcext:value-type="float">
            <text:p>221.697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221.701" calcext:value-type="float">
            <text:p>221.701</text:p>
          </table:table-cell>
          <table:table-cell office:value-type="float" office:value="-0.473" calcext:value-type="float">
            <text:p>-0.473</text:p>
          </table:table-cell>
        </table:table-row>
        <table:table-row table:style-name="ro1">
          <table:table-cell office:value-type="float" office:value="221.706" calcext:value-type="float">
            <text:p>221.706</text:p>
          </table:table-cell>
          <table:table-cell office:value-type="float" office:value="-0.473" calcext:value-type="float">
            <text:p>-0.473</text:p>
          </table:table-cell>
        </table:table-row>
        <table:table-row table:style-name="ro1">
          <table:table-cell office:value-type="float" office:value="221.71" calcext:value-type="float">
            <text:p>221.71</text:p>
          </table:table-cell>
          <table:table-cell office:value-type="float" office:value="-0.473" calcext:value-type="float">
            <text:p>-0.473</text:p>
          </table:table-cell>
        </table:table-row>
        <table:table-row table:style-name="ro1">
          <table:table-cell office:value-type="float" office:value="221.715" calcext:value-type="float">
            <text:p>221.71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72" calcext:value-type="float">
            <text:p>221.72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725" calcext:value-type="float">
            <text:p>221.725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float" office:value="221.729" calcext:value-type="float">
            <text:p>221.729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float" office:value="221.734" calcext:value-type="float">
            <text:p>221.734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738" calcext:value-type="float">
            <text:p>221.738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743" calcext:value-type="float">
            <text:p>221.743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221.747" calcext:value-type="float">
            <text:p>221.747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221.752" calcext:value-type="float">
            <text:p>221.752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221.757" calcext:value-type="float">
            <text:p>221.75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221.761" calcext:value-type="float">
            <text:p>221.761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221.766" calcext:value-type="float">
            <text:p>221.766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221.771" calcext:value-type="float">
            <text:p>221.771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221.775" calcext:value-type="float">
            <text:p>221.775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221.78" calcext:value-type="float">
            <text:p>221.78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1.785" calcext:value-type="float">
            <text:p>221.785</text:p>
          </table:table-cell>
          <table:table-cell office:value-type="float" office:value="-0.421" calcext:value-type="float">
            <text:p>-0.421</text:p>
          </table:table-cell>
        </table:table-row>
        <table:table-row table:style-name="ro1">
          <table:table-cell office:value-type="float" office:value="221.789" calcext:value-type="float">
            <text:p>221.78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794" calcext:value-type="float">
            <text:p>221.794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221.798" calcext:value-type="float">
            <text:p>221.798</text:p>
          </table:table-cell>
          <table:table-cell office:value-type="float" office:value="-0.482" calcext:value-type="float">
            <text:p>-0.482</text:p>
          </table:table-cell>
        </table:table-row>
        <table:table-row table:style-name="ro1">
          <table:table-cell office:value-type="float" office:value="221.803" calcext:value-type="float">
            <text:p>221.803</text:p>
          </table:table-cell>
          <table:table-cell office:value-type="float" office:value="-0.482" calcext:value-type="float">
            <text:p>-0.482</text:p>
          </table:table-cell>
        </table:table-row>
        <table:table-row table:style-name="ro1">
          <table:table-cell office:value-type="float" office:value="221.808" calcext:value-type="float">
            <text:p>221.808</text:p>
          </table:table-cell>
          <table:table-cell office:value-type="float" office:value="-0.482" calcext:value-type="float">
            <text:p>-0.482</text:p>
          </table:table-cell>
        </table:table-row>
        <table:table-row table:style-name="ro1">
          <table:table-cell office:value-type="float" office:value="221.812" calcext:value-type="float">
            <text:p>221.812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221.817" calcext:value-type="float">
            <text:p>221.817</text:p>
          </table:table-cell>
          <table:table-cell office:value-type="float" office:value="-0.193" calcext:value-type="float">
            <text:p>-0.193</text:p>
          </table:table-cell>
        </table:table-row>
        <table:table-row table:style-name="ro1">
          <table:table-cell office:value-type="float" office:value="221.822" calcext:value-type="float">
            <text:p>221.822</text:p>
          </table:table-cell>
          <table:table-cell office:value-type="float" office:value="-0.219" calcext:value-type="float">
            <text:p>-0.219</text:p>
          </table:table-cell>
        </table:table-row>
        <table:table-row table:style-name="ro1">
          <table:table-cell office:value-type="float" office:value="221.826" calcext:value-type="float">
            <text:p>221.826</text:p>
          </table:table-cell>
          <table:table-cell office:value-type="float" office:value="-0.219" calcext:value-type="float">
            <text:p>-0.219</text:p>
          </table:table-cell>
        </table:table-row>
        <table:table-row table:style-name="ro1">
          <table:table-cell office:value-type="float" office:value="221.831" calcext:value-type="float">
            <text:p>221.831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221.836" calcext:value-type="float">
            <text:p>221.836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221.84" calcext:value-type="float">
            <text:p>221.84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221.845" calcext:value-type="float">
            <text:p>221.845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221.849" calcext:value-type="float">
            <text:p>221.849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221.854" calcext:value-type="float">
            <text:p>221.854</text:p>
          </table:table-cell>
          <table:table-cell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221.859" calcext:value-type="float">
            <text:p>221.859</text:p>
          </table:table-cell>
          <table:table-cell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221.863" calcext:value-type="float">
            <text:p>221.863</text:p>
          </table:table-cell>
          <table:table-cell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221.868" calcext:value-type="float">
            <text:p>221.868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221.873" calcext:value-type="float">
            <text:p>221.873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221.877" calcext:value-type="float">
            <text:p>221.877</text:p>
          </table:table-cell>
          <table:table-cell office:value-type="float" office:value="-0.219" calcext:value-type="float">
            <text:p>-0.219</text:p>
          </table:table-cell>
        </table:table-row>
        <table:table-row table:style-name="ro1">
          <table:table-cell office:value-type="float" office:value="221.882" calcext:value-type="float">
            <text:p>221.882</text:p>
          </table:table-cell>
          <table:table-cell office:value-type="float" office:value="-0.219" calcext:value-type="float">
            <text:p>-0.219</text:p>
          </table:table-cell>
        </table:table-row>
        <table:table-row table:style-name="ro1">
          <table:table-cell office:value-type="float" office:value="221.886" calcext:value-type="float">
            <text:p>221.886</text:p>
          </table:table-cell>
          <table:table-cell office:value-type="float" office:value="14.839" calcext:value-type="float">
            <text:p>14.839</text:p>
          </table:table-cell>
        </table:table-row>
        <table:table-row table:style-name="ro1">
          <table:table-cell office:value-type="float" office:value="221.891" calcext:value-type="float">
            <text:p>221.891</text:p>
          </table:table-cell>
          <table:table-cell office:value-type="float" office:value="14.839" calcext:value-type="float">
            <text:p>14.839</text:p>
          </table:table-cell>
        </table:table-row>
        <table:table-row table:style-name="ro1">
          <table:table-cell office:value-type="float" office:value="221.896" calcext:value-type="float">
            <text:p>221.896</text:p>
          </table:table-cell>
          <table:table-cell office:value-type="float" office:value="14.839" calcext:value-type="float">
            <text:p>14.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1:56.635212142</meta:creation-date>
    <dc:date>2016-04-26T21:08:12.490789851</dc:date>
    <meta:editing-duration>PT1M5S</meta:editing-duration>
    <meta:editing-cycles>1</meta:editing-cycles>
    <meta:document-statistic meta:table-count="1" meta:cell-count="850" meta:object-count="0"/>
    <meta:generator>LibreOffice/5.0.5.2$Linux_X86_64 LibreOffice_project/00m0$Build-2</meta:generator>
  </office:meta>
</office:document-meta>
</file>